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0011" number:language="ru" number:country="RU">
      <number:number number: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908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3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2.109cm" svg:height="9.961cm" svg:x="14.292cm" svg:y="3.002cm">
            <draw:object draw:notify-on-update-of-ranges="Лист1.A1:Лист1.A1 Лист1.A2:Лист1.A4 Лист1.B1:Лист1.B1 Лист1.B2:Лист1.B4 Лист1.D1:Лист1.D1 Лист1.D2:Лист1.D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.5cm" svg:height="0.908cm" svg:x="18.44cm" svg:y="7.944cm">
            <draw:text-box>
              <text:p text:style-name="P2"><text:span text:style-name="T1">68%</text:span></text:p>
            </draw:text-box>
          </draw:frame>
          <draw:frame draw:z-index="2" draw:style-name="gr2" draw:text-style-name="P3" svg:width="1.5cm" svg:height="0.908cm" svg:x="20.431cm" svg:y="7.931cm">
            <draw:text-box>
              <text:p text:style-name="P3"><text:span text:style-name="T2">97%</text:span></text:p>
            </draw:text-box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BEFORE</text:p>
          </table:table-cell>
          <table:table-cell table:style-name="ce1"/>
          <table:table-cell office:value-type="string">
            <text:p>AFTER</text:p>
          </table:table-cell>
          <table:table-cell/>
        </table:table-row>
        <table:table-row table:style-name="ro1">
          <table:table-cell office:value-type="string">
            <text:p>building</text:p>
          </table:table-cell>
          <table:table-cell office:value-type="float" office:value="2320">
            <text:p>2320</text:p>
          </table:table-cell>
          <table:table-cell table:style-name="ce1" table:formula="of:=[.B2]/[.$B$6]" office:value-type="percentage" office:value="0.676976947767727">
            <text:p>68%</text:p>
          </table:table-cell>
          <table:table-cell office:value-type="float" office:value="3336">
            <text:p>3336</text:p>
          </table:table-cell>
          <table:table-cell table:style-name="ce1" table:formula="of:=[.D2]/[.$D$6]" office:value-type="percentage" office:value="0.973730297723292">
            <text:p>97%</text:p>
          </table:table-cell>
        </table:table-row>
        <table:table-row table:style-name="ro1">
          <table:table-cell office:value-type="string">
            <text:p>street</text:p>
          </table:table-cell>
          <table:table-cell office:value-type="float" office:value="541">
            <text:p>541</text:p>
          </table:table-cell>
          <table:table-cell table:style-name="ce1" table:formula="of:=[.B3]/[.$B$6]" office:value-type="percentage" office:value="0.157864021009629">
            <text:p>16%</text:p>
          </table:table-cell>
          <table:table-cell office:value-type="float" office:value="63">
            <text:p>63</text:p>
          </table:table-cell>
          <table:table-cell table:style-name="ce1" table:formula="of:=[.D3]/[.$D$6]" office:value-type="percentage" office:value="0.0183887915936953">
            <text:p>2%</text:p>
          </table:table-cell>
        </table:table-row>
        <table:table-row table:style-name="ro1">
          <table:table-cell office:value-type="string">
            <text:p>settlement</text:p>
          </table:table-cell>
          <table:table-cell office:value-type="float" office:value="566">
            <text:p>566</text:p>
          </table:table-cell>
          <table:table-cell table:style-name="ce1" table:formula="of:=[.B4]/[.$B$6]" office:value-type="percentage" office:value="0.165159031222644">
            <text:p>17%</text:p>
          </table:table-cell>
          <table:table-cell office:value-type="float" office:value="27">
            <text:p>27</text:p>
          </table:table-cell>
          <table:table-cell table:style-name="ce1" table:formula="of:=[.D4]/[.$D$6]" office:value-type="percentage" office:value="0.00788091068301226">
            <text:p>1%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0">
            <text:p>0</text:p>
          </table:table-cell>
          <table:table-cell table:style-name="ce1" table:formula="of:=[.B5]/[.$B$6]" office:value-type="percentage" office:value="0">
            <text:p>0%</text:p>
          </table:table-cell>
          <table:table-cell/>
          <table:table-cell table:style-name="ce1" table:formula="of:=[.D5]/[.$D$6]" office:value-type="percentage" office:value="0">
            <text:p>0%</text:p>
          </table:table-cell>
        </table:table-row>
        <table:table-row table:style-name="ro1">
          <table:table-cell/>
          <table:table-cell table:formula="of:=SUM([.B2:.B5])" office:value-type="float" office:value="3427">
            <text:p>3427</text:p>
          </table:table-cell>
          <table:table-cell table:style-name="ce2" table:formula="of:=SUM([.C2:.C5])" office:value-type="percentage" office:value="1">
            <text:p>100,00%</text:p>
          </table:table-cell>
          <table:table-cell table:formula="of:=SUM([.D2:.D5])" office:value-type="float" office:value="3426">
            <text:p>3426</text:p>
          </table:table-cell>
          <table:table-cell table:style-name="ce2" table:formula="of:=SUM([.E2:.E5])" office:value-type="percentage" office:value="1">
            <text:p>100,00%</text:p>
          </table:table-cell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.00.0000</text:date>, <text:time style:data-style-name="N2" text:time-value="0000-00-00T11:52: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Дубинин</meta:initial-creator>
    <meta:creation-date>2013-07-31T12:33:52</meta:creation-date>
    <dc:date>2013-08-03T11:58:22</dc:date>
    <dc:creator>Максим Дубинин</dc:creator>
    <meta:editing-duration>PT5H48M24S</meta:editing-duration>
    <meta:editing-cycles>4</meta:editing-cycles>
    <meta:generator>LibreOffice/4.0.2.2$Linux_x86 LibreOffice_project/400m0$Build-2</meta:generator>
    <meta:document-statistic meta:table-count="1" meta:cell-count="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1cm" svg:height="9.962cm" xlink:href=".." xlink:type="simple" chart:class="chart:bar" chart:style-name="ch1">
        <chart:legend svg:x="16.985cm" svg:y="2.316cm" style:legend-expansion="custom" chartooo:width="2.185cm" chartooo:height="1.672cm" style:legend-expansion-aspect-ratio="1.30681818181818" chart:style-name="ch2"/>
        <chart:plot-area chart:style-name="ch3" table:cell-range-address="Лист1.A1:Лист1.B4 Лист1.D1:Лист1.D4" chart:data-source-has-labels="both" svg:x="1.484cm" svg:y="0.32cm" svg:width="19.785cm" svg:height="8.928cm">
          <chartooo:coordinate-region svg:x="2.688cm" svg:y="0.547cm" svg:width="18.581cm" svg:height="8.001cm"/>
          <chart:axis chart:dimension="x" chart:name="primary-x" chart:style-name="ch4" chartooo:axis-type="auto">
            <chartooo:date-scale/>
            <chart:title svg:x="8.945cm" svg:y="9.11cm" chart:style-name="ch5">
              <text:p>Level of geocoding</text:p>
            </chart:title>
            <chart:categories table:cell-range-address="Лист1.A2:Лист1.A4"/>
          </chart:axis>
          <chart:axis chart:dimension="y" chart:name="primary-y" chart:style-name="ch6">
            <chart:title svg:x="0.19cm" svg:y="7.493cm" chart:style-name="ch7">
              <text:p>Number of addresses</text:p>
            </chart:title>
            <chart:grid chart:style-name="ch8" chart:class="major"/>
          </chart:axis>
          <chart:series chart:style-name="ch9" chart:values-cell-range-address="Лист1.B2:Лист1.B4" chart:label-cell-address="Лист1.B1:Лист1.B1" chart:class="chart:bar">
            <chart:data-point chart:repeated="3"/>
          </chart:series>
          <chart:series chart:style-name="ch10" chart:values-cell-range-address="Лист1.D2:Лист1.D4" chart:label-cell-address="Лист1.D1:Лист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Лист1.B1:Лист1.B1</svg:desc>
                </draw:g>
              </table:table-cell>
              <table:table-cell office:value-type="string">
                <text:p>AFTER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ilding</text:p>
                <draw:g>
                  <svg:desc>Лист1.A2:Лист1.A4</svg:desc>
                </draw:g>
              </table:table-cell>
              <table:table-cell office:value-type="float" office:value="2320">
                <text:p>2320</text:p>
                <draw:g>
                  <svg:desc>Лист1.B2:Лист1.B4</svg:desc>
                </draw:g>
              </table:table-cell>
              <table:table-cell office:value-type="float" office:value="3336">
                <text:p>3336</text:p>
                <draw:g>
                  <svg:desc>Лист1.D2:Лист1.D4</svg:desc>
                </draw:g>
              </table:table-cell>
            </table:table-row>
            <table:table-row>
              <table:table-cell office:value-type="string">
                <text:p>street</text:p>
              </table:table-cell>
              <table:table-cell office:value-type="float" office:value="541">
                <text:p>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settlement</text:p>
              </table:table-cell>
              <table:table-cell office:value-type="float" office:value="566">
                <text:p>566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